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32cm" svg:height="1.281cm" draw:transform="rotate (2.75535129012345) translate (5.09543499414042cm 3.642393837117cm)" svg:viewBox="0 0 633 1282" svg:d="M632 107c3 309-21 874-282 1140-97 99-289-31-281-184s0-509-65-666 626-599 628-290z">
          <text:p/>
        </draw:path>
        <draw:path draw:style-name="gr2" draw:text-style-name="P1" draw:layer="layout" svg:width="0.903cm" svg:height="0.66cm" draw:transform="rotate (-2.1556561591382) translate (5.36677397209026cm 3.2655680681444cm)" svg:viewBox="0 0 904 661" svg:d="M526 644c137-64 330-218 368-366 35-139-27-185-184-244-155-57-350-32-459-3-277 72-309 187-173 369 135 182 312 309 448 244z">
          <text:p/>
        </draw:path>
        <draw:path draw:style-name="gr2" draw:text-style-name="P1" draw:layer="layout" svg:width="0.551cm" svg:height="0.362cm" draw:transform="skewX (0.00209439510239319) rotate (-2.1547834945122) translate (5.56011288706632cm 2.444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3:33.227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